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Collector.MethodCollector( int ignoreCount , int param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thodCollector.getResul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Collector.visitLocalVariable( String name ,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